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1.532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1.024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0.897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8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9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0" style:family="graphic" style:parent-style-name="standard">
      <style:graphic-properties svg:stroke-opacity="80%" draw:textarea-horizontal-align="justify" draw:textarea-vertical-align="middle" draw:auto-grow-height="false" fo:min-height="2.925cm" fo:min-width="0cm"/>
    </style:style>
    <style:style style:name="gr11" style:family="graphic" style:parent-style-name="standard">
      <style:graphic-properties svg:stroke-opacity="80%" draw:textarea-horizontal-align="justify" draw:textarea-vertical-align="middle" draw:auto-grow-height="false" fo:min-height="1.909cm" fo:min-width="0cm"/>
    </style:style>
    <style:style style:name="gr12" style:family="graphic" style:parent-style-name="standard">
      <style:graphic-properties svg:stroke-opacity="80%" draw:textarea-horizontal-align="justify" draw:textarea-vertical-align="middle" draw:auto-grow-height="false" fo:min-height="0.893cm" fo:min-width="0cm"/>
    </style:style>
    <style:style style:name="gr13" style:family="graphic" style:parent-style-name="standard">
      <style:graphic-properties svg:stroke-opacity="80%" draw:textarea-horizontal-align="justify" draw:textarea-vertical-align="middle" draw:auto-grow-height="false" fo:min-height="0.258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fill="hatch" draw:fill-color="#cccccc" draw:fill-hatch-name="Red_20_Crossed_20_0_20_Degrees" draw:textarea-horizontal-align="justify" draw:textarea-vertical-align="middle" draw:auto-grow-height="false" fo:min-height="0.131cm" fo:min-width="0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standard">
      <style:graphic-properties draw:fill="hatch" draw:fill-color="#cccccc" draw:fill-hatch-name="Red_20_Crossed_20_0_20_Degrees" draw:textarea-horizontal-align="justify" draw:textarea-vertical-align="middle" draw:auto-grow-height="false" fo:min-height="0.00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hatch" draw:fill-color="#cccccc" draw:fill-hatch-name="Red_20_Crossed_20_0_20_Degrees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.889cm" svg:y="9.6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1.187cm" svg:x="2.016cm" svg:y="10.906cm">
          <draw:text-box>
            <text:p/>
          </draw:text-box>
        </draw:frame>
        <draw:frame draw:style-name="gr2" draw:text-style-name="P4" draw:layer="layout" svg:width="2.623cm" svg:height="1.361cm" svg:x="1.889cm" svg:y="7.303cm">
          <draw:text-box>
            <text:p text:style-name="P3"><text:span text:style-name="T1">Input</text:span></text:p>
            <text:p text:style-name="P3"><text:span text:style-name="T1">1@32x32</text:span></text:p>
          </draw:text-box>
        </draw:frame>
        <draw:g>
          <draw:custom-shape draw:style-name="gr3" draw:text-style-name="P1" draw:layer="layout" svg:width="2.032cm" svg:height="2.032cm" svg:x="5.953cm" svg:y="9.3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32cm" svg:height="2.032cm" svg:x="5.784cm" svg:y="9.63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32cm" svg:height="2.032cm" svg:x="5.614cm" svg:y="9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32cm" svg:height="2.032cm" svg:x="5.445cm" svg:y="10.144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4" draw:layer="layout" svg:width="2.898cm" svg:height="0.806cm" svg:x="5.468cm" svg:y="7.731cm">
          <draw:text-box>
            <text:p text:style-name="P3"><text:span text:style-name="T1">10@30x30</text:span></text:p>
          </draw:text-box>
        </draw:frame>
        <draw:g>
          <draw:custom-shape draw:style-name="gr4" draw:text-style-name="P1" draw:layer="layout" svg:width="1.524cm" svg:height="1.524cm" svg:x="9.382cm" svg:y="9.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24cm" svg:height="1.524cm" svg:x="9.128cm" svg:y="10.1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24cm" svg:height="1.524cm" svg:x="8.874cm" svg:y="10.39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24cm" svg:height="1.524cm" svg:x="8.62cm" svg:y="10.652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4" draw:layer="layout" svg:width="2.898cm" svg:height="0.806cm" svg:x="8.77cm" svg:y="8.576cm">
          <draw:text-box>
            <text:p text:style-name="P3"><text:span text:style-name="T1">10@15x15</text:span></text:p>
          </draw:text-box>
        </draw:frame>
        <draw:frame draw:style-name="gr2" draw:text-style-name="P4" draw:layer="layout" svg:width="2.898cm" svg:height="0.806cm" svg:x="12.176cm" svg:y="8.195cm">
          <draw:text-box>
            <text:p text:style-name="P3"><text:span text:style-name="T1">10@13x13</text:span></text:p>
          </draw:text-box>
        </draw:frame>
        <draw:frame draw:style-name="gr2" draw:text-style-name="P4" draw:layer="layout" svg:width="3.114cm" svg:height="1.361cm" svg:x="3.54cm" svg:y="13.275cm">
          <draw:text-box>
            <text:p text:style-name="P3"><text:span text:style-name="T1">3x3 </text:span></text:p>
            <text:p text:style-name="P3"><text:span text:style-name="T1">Convolution</text:span></text:p>
          </draw:text-box>
        </draw:frame>
        <draw:frame draw:style-name="gr2" draw:text-style-name="P4" draw:layer="layout" svg:width="2.098cm" svg:height="1.361cm" svg:x="7.029cm" svg:y="13.446cm">
          <draw:text-box>
            <text:p text:style-name="P3"><text:span text:style-name="T1">2x2 </text:span></text:p>
            <text:p text:style-name="P3"><text:span text:style-name="T1">pooling</text:span></text:p>
          </draw:text-box>
        </draw:frame>
        <draw:frame draw:style-name="gr2" draw:text-style-name="P4" draw:layer="layout" svg:width="3.114cm" svg:height="1.361cm" svg:x="13.319cm" svg:y="14.716cm">
          <draw:text-box>
            <text:p text:style-name="P3"><text:span text:style-name="T1">3x3 </text:span></text:p>
            <text:p text:style-name="P3"><text:span text:style-name="T1">Convolution</text:span></text:p>
          </draw:text-box>
        </draw:frame>
        <draw:g>
          <draw:custom-shape draw:style-name="gr5" draw:text-style-name="P1" draw:layer="layout" svg:width="1.397cm" svg:height="1.397cm" svg:x="13.065cm" svg:y="9.25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12.76cm" svg:y="9.5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12.455cm" svg:y="9.81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12.151cm" svg:y="10.0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11.846cm" svg:y="10.37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11.541cm" svg:y="10.65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1.016cm" svg:height="1.016cm" svg:x="15.859cm" svg:y="9.76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016cm" svg:height="1.016cm" svg:x="15.58cm" svg:y="10.0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016cm" svg:height="1.016cm" svg:x="15.3cm" svg:y="10.3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016cm" svg:height="1.016cm" svg:x="15.021cm" svg:y="10.6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016cm" svg:height="1.016cm" svg:x="14.741cm" svg:y="10.88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016cm" svg:height="1.016cm" svg:x="14.462cm" svg:y="11.16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4" draw:layer="layout" svg:width="2.898cm" svg:height="0.806cm" svg:x="14.993cm" svg:y="8.747cm">
          <draw:text-box>
            <text:p text:style-name="P3"><text:span text:style-name="T1">32@13x13</text:span></text:p>
          </draw:text-box>
        </draw:frame>
        <draw:g>
          <draw:custom-shape draw:style-name="gr7" draw:text-style-name="P1" draw:layer="layout" svg:width="0.762cm" svg:height="0.762cm" svg:x="17.891cm" svg:y="10.01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762cm" svg:height="0.762cm" svg:x="17.679cm" svg:y="10.27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762cm" svg:height="0.762cm" svg:x="17.468cm" svg:y="10.5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762cm" svg:height="0.762cm" svg:x="17.256cm" svg:y="10.77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762cm" svg:height="0.762cm" svg:x="17.044cm" svg:y="11.0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762cm" svg:height="0.762cm" svg:x="16.833cm" svg:y="11.28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762cm" svg:height="0.762cm" svg:x="16.621cm" svg:y="11.541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4" draw:layer="layout" svg:width="2.348cm" svg:height="0.806cm" svg:x="17.702cm" svg:y="9.084cm">
          <draw:text-box>
            <text:p text:style-name="P3"><text:span text:style-name="T1">48@9x9</text:span></text:p>
          </draw:text-box>
        </draw:frame>
        <draw:g>
          <draw:custom-shape draw:style-name="gr8" draw:text-style-name="P1" draw:layer="layout" svg:width="0.508cm" svg:height="0.508cm" svg:x="19.669cm" svg:y="10.90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508cm" svg:height="0.508cm" svg:x="19.542cm" svg:y="11.04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508cm" svg:height="0.508cm" svg:x="19.415cm" svg:y="11.19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508cm" svg:height="0.508cm" svg:x="19.288cm" svg:y="11.3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508cm" svg:height="0.508cm" svg:x="19.161cm" svg:y="11.47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508cm" svg:height="0.508cm" svg:x="19.034cm" svg:y="11.6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508cm" svg:height="0.508cm" svg:x="18.907cm" svg:y="11.76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508cm" svg:height="0.508cm" svg:x="18.78cm" svg:y="11.90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508cm" svg:height="0.508cm" svg:x="18.653cm" svg:y="12.049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4" draw:layer="layout" svg:width="2.348cm" svg:height="0.806cm" svg:x="18.907cm" svg:y="9.773cm">
          <draw:text-box>
            <text:p text:style-name="P3"><text:span text:style-name="T1">64@7x7</text:span></text:p>
          </draw:text-box>
        </draw:frame>
        <draw:g>
          <draw:custom-shape draw:style-name="gr9" draw:text-style-name="P1" draw:layer="layout" svg:width="0.254cm" svg:height="0.254cm" svg:x="21.574cm" svg:y="11.1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1" draw:layer="layout" svg:width="0.254cm" svg:height="0.254cm" svg:x="21.447cm" svg:y="11.28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1" draw:layer="layout" svg:width="0.254cm" svg:height="0.254cm" svg:x="21.32cm" svg:y="11.41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1" draw:layer="layout" svg:width="0.254cm" svg:height="0.254cm" svg:x="21.193cm" svg:y="11.54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1" draw:layer="layout" svg:width="0.254cm" svg:height="0.254cm" svg:x="21.066cm" svg:y="11.6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1" draw:layer="layout" svg:width="0.254cm" svg:height="0.254cm" svg:x="20.939cm" svg:y="11.79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1" draw:layer="layout" svg:width="0.254cm" svg:height="0.254cm" svg:x="20.812cm" svg:y="11.922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1" draw:layer="layout" svg:width="0.254cm" svg:height="0.254cm" svg:x="20.685cm" svg:y="12.04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1" draw:layer="layout" svg:width="0.254cm" svg:height="0.254cm" svg:x="20.558cm" svg:y="12.17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1" draw:layer="layout" svg:width="0.254cm" svg:height="0.254cm" svg:x="20.431cm" svg:y="12.30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1" draw:layer="layout" svg:width="0.254cm" svg:height="0.254cm" svg:x="20.304cm" svg:y="12.4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1" draw:layer="layout" svg:width="0.254cm" svg:height="0.254cm" svg:x="20.177cm" svg:y="12.55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2" draw:text-style-name="P4" draw:layer="layout" svg:width="2.623cm" svg:height="0.806cm" svg:x="20.312cm" svg:y="10.354cm">
          <draw:text-box>
            <text:p text:style-name="P3"><text:span text:style-name="T1">128@5x5</text:span></text:p>
          </draw:text-box>
        </draw:frame>
        <draw:custom-shape draw:style-name="gr10" draw:text-style-name="P1" xml:id="id1" draw:id="id1" draw:layer="layout" svg:width="0.388cm" svg:height="3.175cm" draw:transform="skewX (0.71418872991608) translate (24.632cm 9.763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03cm" svg:height="0.806cm" svg:x="23.781cm" svg:y="8.957cm">
          <draw:text-box>
            <text:p text:style-name="P3"><text:span text:style-name="T1">3200</text:span></text:p>
          </draw:text-box>
        </draw:frame>
        <draw:frame draw:style-name="gr2" draw:text-style-name="P4" draw:layer="layout" svg:width="1.857cm" svg:height="0.806cm" svg:x="20.431cm" svg:y="14.462cm">
          <draw:text-box>
            <text:p text:style-name="P3"><text:span text:style-name="T1">flatten</text:span></text:p>
          </draw:text-box>
        </draw:frame>
        <draw:custom-shape draw:style-name="gr11" draw:text-style-name="P1" xml:id="id2" draw:id="id2" draw:layer="layout" svg:width="0.388cm" svg:height="2.159cm" draw:transform="skewX (0.71418872991608) translate (24.877cm 10.76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4" draw:id="id4" draw:layer="layout" svg:width="0.388cm" svg:height="1.143cm" draw:transform="skewX (0.71418872991608) translate (25.34cm 11.776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3" draw:id="id3" draw:layer="layout" svg:width="0.388cm" svg:height="0.508cm" draw:transform="skewX (0.71418872991608) translate (26.097cm 12.411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03cm" svg:height="0.806cm" svg:x="25.051cm" svg:y="9.763cm">
          <draw:text-box>
            <text:p text:style-name="P3"><text:span text:style-name="T1">1024</text:span></text:p>
          </draw:text-box>
        </draw:frame>
        <draw:frame draw:style-name="gr2" draw:text-style-name="P4" draw:layer="layout" svg:width="1.328cm" svg:height="0.806cm" svg:x="25.051cm" svg:y="10.779cm">
          <draw:text-box>
            <text:p text:style-name="P3"><text:span text:style-name="T1">512</text:span></text:p>
          </draw:text-box>
        </draw:frame>
        <draw:frame draw:style-name="gr2" draw:text-style-name="P4" draw:layer="layout" svg:width="1.052cm" svg:height="0.806cm" svg:x="25.892cm" svg:y="11.37cm">
          <draw:text-box>
            <text:p text:style-name="P3"><text:span text:style-name="T1">43</text:span></text:p>
          </draw:text-box>
        </draw:frame>
        <draw:line draw:style-name="gr14" draw:text-style-name="P5" draw:layer="layout" svg:x1="4.937cm" svg:y1="13.065cm" svg:x2="4.937cm" svg:y2="11.795cm">
          <text:p/>
        </draw:line>
        <draw:line draw:style-name="gr14" draw:text-style-name="P5" draw:layer="layout" svg:x1="8.112cm" svg:y1="13.319cm" svg:x2="8.112cm" svg:y2="12.049cm">
          <text:p/>
        </draw:line>
        <draw:line draw:style-name="gr14" draw:text-style-name="P5" draw:layer="layout" svg:x1="14.081cm" svg:y1="14.462cm" svg:x2="11.16cm" svg:y2="12.303cm">
          <text:p/>
        </draw:line>
        <draw:line draw:style-name="gr14" draw:text-style-name="P5" draw:layer="layout" svg:x1="14.462cm" svg:y1="14.335cm" svg:x2="13.7cm" svg:y2="12.176cm">
          <text:p/>
        </draw:line>
        <draw:line draw:style-name="gr14" draw:text-style-name="P5" draw:layer="layout" svg:x1="14.843cm" svg:y1="14.335cm" svg:x2="15.986cm" svg:y2="12.303cm">
          <text:p/>
        </draw:line>
        <draw:line draw:style-name="gr14" draw:text-style-name="P5" draw:layer="layout" svg:x1="15.224cm" svg:y1="14.462cm" svg:x2="17.764cm" svg:y2="12.557cm">
          <text:p/>
        </draw:line>
        <draw:line draw:style-name="gr14" draw:text-style-name="P5" draw:layer="layout" svg:x1="15.605cm" svg:y1="14.589cm" svg:x2="19.415cm" svg:y2="12.811cm">
          <text:p/>
        </draw:line>
        <draw:line draw:style-name="gr14" draw:text-style-name="P5" draw:layer="layout" svg:x1="21.32cm" svg:y1="14.589cm" svg:x2="21.828cm" svg:y2="13.446cm">
          <text:p/>
        </draw:line>
        <draw:frame draw:style-name="gr2" draw:text-style-name="P4" draw:layer="layout" svg:width="2.792cm" svg:height="1.361cm" svg:x="22.59cm" svg:y="14.462cm">
          <draw:text-box>
            <text:p text:style-name="P3"><text:span text:style-name="T1">Fully </text:span></text:p>
            <text:p text:style-name="P3"><text:span text:style-name="T1">connected</text:span></text:p>
          </draw:text-box>
        </draw:frame>
        <draw:line draw:style-name="gr14" draw:text-style-name="P5" draw:layer="layout" svg:x1="23.86cm" svg:y1="14.462cm" svg:x2="23.098cm" svg:y2="13.319cm">
          <text:p/>
        </draw:line>
        <draw:line draw:style-name="gr14" draw:text-style-name="P5" draw:layer="layout" svg:x1="23.987cm" svg:y1="14.462cm" svg:x2="24.495cm" svg:y2="13.319cm">
          <text:p/>
        </draw:line>
        <draw:frame draw:style-name="gr2" draw:text-style-name="P4" draw:layer="layout" svg:width="1.882cm" svg:height="0.806cm" svg:x="25.13cm" svg:y="13.529cm">
          <draw:text-box>
            <text:p text:style-name="P3"><text:span text:style-name="T1">output</text:span></text:p>
          </draw:text-box>
        </draw:frame>
        <draw:connector draw:style-name="gr15" draw:text-style-name="P5" draw:layer="layout" draw:type="line" svg:x1="22.074cm" svg:y1="12.938cm" svg:x2="23.199cm" svg:y2="12.919cm" draw:start-shape="id1" draw:end-shape="id2" draw:end-glue-point="2" svg:d="M22074 12938l1125-19" svg:viewBox="0 0 1126 20">
          <text:p/>
        </draw:connector>
        <draw:connector draw:style-name="gr15" draw:text-style-name="P5" draw:layer="layout" draw:type="line" svg:x1="24.826cm" svg:y1="9.763cm" svg:x2="25.071cm" svg:y2="10.76cm" draw:start-shape="id1" draw:start-glue-point="0" draw:end-shape="id2" svg:d="M24826 9763l245 997" svg:viewBox="0 0 246 998">
          <text:p/>
        </draw:connector>
        <draw:connector draw:style-name="gr15" draw:text-style-name="P5" draw:layer="layout" draw:type="line" svg:x1="23.199cm" svg:y1="12.919cm" svg:x2="25.851cm" svg:y2="12.919cm" draw:start-shape="id2" draw:start-glue-point="2" draw:end-shape="id3" draw:end-glue-point="2" svg:d="M23199 12919h2652" svg:viewBox="0 0 2653 1">
          <text:p/>
        </draw:connector>
        <draw:connector draw:style-name="gr15" draw:text-style-name="P5" draw:layer="layout" draw:type="line" svg:x1="25.071cm" svg:y1="10.76cm" svg:x2="25.534cm" svg:y2="11.776cm" draw:start-shape="id2" draw:start-glue-point="0" draw:end-shape="id4" draw:end-glue-point="0" svg:d="M25071 10760l463 1016" svg:viewBox="0 0 464 1017">
          <text:p/>
        </draw:connector>
        <draw:connector draw:style-name="gr15" draw:text-style-name="P5" draw:layer="layout" draw:type="line" svg:x1="25.534cm" svg:y1="11.776cm" svg:x2="26.291cm" svg:y2="12.411cm" draw:start-shape="id4" draw:start-glue-point="0" draw:end-shape="id3" draw:end-glue-point="0" svg:d="M25534 11776l757 635" svg:viewBox="0 0 758 636">
          <text:p/>
        </draw:connector>
        <draw:line draw:style-name="gr15" draw:text-style-name="P5" draw:layer="layout" svg:x1="20.304cm" svg:y1="12.811cm" svg:x2="21.955cm" svg:y2="12.938cm">
          <text:p/>
        </draw:line>
        <draw:line draw:style-name="gr15" draw:text-style-name="P5" draw:layer="layout" svg:x1="21.828cm" svg:y1="11.16cm" svg:x2="24.622cm" svg:y2="9.763cm">
          <text:p/>
        </draw:line>
        <draw:custom-shape draw:style-name="gr16" draw:text-style-name="P6" draw:layer="layout" svg:width="0.381cm" svg:height="0.381cm" svg:x="2.27cm" svg:y="10.652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2.651cm" svg:y1="11.033cm" svg:x2="5.953cm" svg:y2="11.033cm">
          <text:p/>
        </draw:line>
        <draw:line draw:style-name="gr17" draw:text-style-name="P5" draw:layer="layout" svg:x1="2.651cm" svg:y1="10.652cm" svg:x2="5.953cm" svg:y2="11.033cm">
          <text:p/>
        </draw:line>
        <draw:custom-shape draw:style-name="gr16" draw:text-style-name="P6" draw:layer="layout" svg:width="0.381cm" svg:height="0.381cm" svg:x="6.842cm" svg:y="11.287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7.223cm" svg:y1="11.668cm" svg:x2="9.128cm" svg:y2="11.668cm">
          <text:p/>
        </draw:line>
        <draw:line draw:style-name="gr17" draw:text-style-name="P5" draw:layer="layout" svg:x1="7.223cm" svg:y1="11.287cm" svg:x2="9.128cm" svg:y2="11.668cm">
          <text:p/>
        </draw:line>
        <draw:custom-shape draw:style-name="gr18" draw:text-style-name="P6" draw:layer="layout" svg:width="0.254cm" svg:height="0.254cm" svg:x="9.636cm" svg:y="11.541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9.89cm" svg:y1="11.795cm" svg:x2="11.795cm" svg:y2="11.795cm">
          <text:p/>
        </draw:line>
        <draw:line draw:style-name="gr17" draw:text-style-name="P5" draw:layer="layout" svg:x1="9.89cm" svg:y1="11.541cm" svg:x2="11.668cm" svg:y2="11.795cm">
          <text:p/>
        </draw:line>
        <draw:custom-shape draw:style-name="gr18" draw:text-style-name="P6" draw:layer="layout" svg:width="0.254cm" svg:height="0.254cm" svg:x="12.303cm" svg:y="11.668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2.557cm" svg:y1="11.922cm" svg:x2="14.716cm" svg:y2="11.922cm">
          <text:p/>
        </draw:line>
        <draw:line draw:style-name="gr17" draw:text-style-name="P5" draw:layer="layout" svg:x1="12.557cm" svg:y1="11.668cm" svg:x2="14.716cm" svg:y2="11.922cm">
          <text:p/>
        </draw:line>
        <draw:custom-shape draw:style-name="gr18" draw:text-style-name="P6" draw:layer="layout" svg:width="0.254cm" svg:height="0.254cm" svg:x="15.097cm" svg:y="11.795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5.351cm" svg:y1="12.049cm" svg:x2="16.875cm" svg:y2="12.049cm">
          <text:p/>
        </draw:line>
        <draw:line draw:style-name="gr17" draw:text-style-name="P5" draw:layer="layout" svg:x1="15.351cm" svg:y1="11.795cm" svg:x2="16.875cm" svg:y2="12.049cm">
          <text:p/>
        </draw:line>
        <draw:custom-shape draw:style-name="gr18" draw:text-style-name="P6" draw:layer="layout" svg:width="0.254cm" svg:height="0.254cm" svg:x="17.002cm" svg:y="11.922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7.256cm" svg:y1="12.176cm" svg:x2="18.78cm" svg:y2="12.43cm">
          <text:p/>
        </draw:line>
        <draw:line draw:style-name="gr17" draw:text-style-name="P5" draw:layer="layout" svg:x1="17.256cm" svg:y1="11.922cm" svg:x2="18.78cm" svg:y2="12.43cm">
          <text:p/>
        </draw:line>
        <draw:custom-shape draw:style-name="gr18" draw:text-style-name="P6" draw:layer="layout" svg:width="0.254cm" svg:height="0.254cm" svg:x="18.78cm" svg:y="12.176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9.034cm" svg:y1="12.43cm" svg:x2="20.304cm" svg:y2="12.684cm">
          <text:p/>
        </draw:line>
        <draw:line draw:style-name="gr17" draw:text-style-name="P5" draw:layer="layout" svg:x1="19.034cm" svg:y1="12.176cm" svg:x2="20.304cm" svg:y2="12.6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Red_20_Crossed_20_0_20_Degrees" draw:display-name="Red Crossed 0 Degrees" draw:style="double" draw:color="#800000" draw:distance="0.076cm" draw:rotation="90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7T11:07:55.147000000</meta:creation-date>
    <dc:date>2017-03-17T11:46:12.559000000</dc:date>
    <meta:editing-duration>PT16M33S</meta:editing-duration>
    <meta:editing-cycles>2</meta:editing-cycles>
    <meta:generator>LibreOffice/5.2.4.2$Windows_X86_64 LibreOffice_project/3d5603e1122f0f102b62521720ab13a38a4e0eb0</meta:generator>
    <meta:document-statistic meta:object-count="117"/>
  </office:meta>
</office:document-meta>
</file>